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87" style:family="table">
      <style:table-properties style:width="14.693cm" fo:margin-left="0.002cm" table:align="left" style:writing-mode="lr-tb"/>
    </style:style>
    <style:style style:name="Tabela87.A" style:family="table-column">
      <style:table-column-properties style:column-width="5.052cm"/>
    </style:style>
    <style:style style:name="Tabela87.B" style:family="table-column">
      <style:table-column-properties style:column-width="5.098cm"/>
    </style:style>
    <style:style style:name="Tabela87.C" style:family="table-column">
      <style:table-column-properties style:column-width="1.746cm"/>
    </style:style>
    <style:style style:name="Tabela87.D" style:family="table-column">
      <style:table-column-properties style:column-width="2.798cm"/>
    </style:style>
    <style:style style:name="Tabela87.1" style:family="table-row">
      <style:table-row-properties style:row-height="0.501cm" style:keep-together="true" fo:keep-together="auto"/>
    </style:style>
    <style:style style:name="Tabela87.A1" style:family="table-cell">
      <style:table-cell-properties style:vertical-align="middle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7.B1" style:family="table-cell">
      <style:table-cell-properties style:vertical-align="middle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87.A2" style:family="table-cell">
      <style:table-cell-properties style:vertical-align="top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7.B2" style:family="table-cell">
      <style:table-cell-properties style:vertical-align="top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87.B3" style:family="table-cell">
      <style:table-cell-properties style:vertical-align="top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87.6" style:family="table-row">
      <style:table-row-properties style:row-height="0.935cm" style:keep-together="true" fo:keep-together="auto"/>
    </style:style>
    <style:style style:name="Tabela88" style:family="table">
      <style:table-properties style:width="14.702cm" fo:margin-left="-0.004cm" table:align="left" style:writing-mode="lr-tb"/>
    </style:style>
    <style:style style:name="Tabela88.A" style:family="table-column">
      <style:table-column-properties style:column-width="7.195cm"/>
    </style:style>
    <style:style style:name="Tabela88.B" style:family="table-column">
      <style:table-column-properties style:column-width="7.507cm"/>
    </style:style>
    <style:style style:name="Tabela88.1" style:family="table-row">
      <style:table-row-properties style:min-row-height="0.501cm" style:keep-together="true" fo:keep-together="auto"/>
    </style:style>
    <style:style style:name="Tabela88.A1" style:family="table-cell">
      <style:table-cell-properties style:vertical-align="middle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88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88.3" style:family="table-row">
      <style:table-row-properties style:min-row-height="0.801cm" style:keep-together="true" fo:keep-together="auto"/>
    </style:style>
    <style:style style:name="Tabela88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3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4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4.001cm"/>
        </style:tab-stops>
      </style:paragraph-properties>
      <style:text-properties fo:font-weight="bold" style:font-name-asian="Arial" style:font-weight-asian="bold" style:font-name-complex="Times New Roman" style:font-weight-complex="bold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>
        <style:tab-stops>
          <style:tab-stop style:position="4.001cm"/>
        </style:tab-stops>
      </style:paragraph-properties>
      <style:text-properties fo:color="#000080" style:font-name="Arial" fo:font-weight="bold" style:font-name-asian="Arial" style:font-weight-asian="bold" style:font-name-complex="Arial" style:font-weight-complex="bold"/>
    </style:style>
    <style:style style:name="P12" style:family="paragraph" style:parent-style-name="Standard">
      <style:paragraph-properties fo:margin-top="0cm" fo:margin-bottom="0.3cm" style:line-height-at-least="0.499cm" fo:text-align="center" style:justify-single-word="false">
        <style:tab-stops>
          <style:tab-stop style:position="0.953cm"/>
          <style:tab-stop style:position="1.958cm"/>
          <style:tab-stop style:position="2.963cm"/>
          <style:tab-stop style:position="12.97cm" style:type="center" style:leader-style="solid" style:leader-text="-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cm" fo:margin-bottom="0.3cm" style:line-height-at-least="0.499cm" fo:text-align="center" style:justify-single-word="false"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fo:letter-spacing="0.053cm" fo:font-weight="bold" style:font-size-asian="10pt" style:font-weight-asian="bold" style:font-size-complex="10pt"/>
    </style:style>
    <style:style style:name="T2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RMO DE CIÊNCIA</text:p>
      <table:table table:name="Tabela87" table:style-name="Tabela87">
        <table:table-column table:style-name="Tabela87.A"/>
        <table:table-column table:style-name="Tabela87.B"/>
        <table:table-column table:style-name="Tabela87.C"/>
        <table:table-column table:style-name="Tabela87.D"/>
        <table:table-row table:style-name="Tabela87.1">
          <table:table-cell table:style-name="Tabela87.A1" office:value-type="string">
            <text:p text:style-name="P4">Contrato N°:</text:p>
            <text:p text:style-name="P4"/>
          </table:table-cell>
          <table:table-cell table:style-name="Tabela87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a87.1">
          <table:table-cell table:style-name="Tabela87.A2" office:value-type="string">
            <text:p text:style-name="P4">Objeto:</text:p>
            <text:p text:style-name="P4"/>
          </table:table-cell>
          <table:table-cell table:style-name="Tabela87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a87.1">
          <table:table-cell table:style-name="Tabela87.A2" office:value-type="string">
            <text:p text:style-name="P4">Gestor do Contrato:</text:p>
          </table:table-cell>
          <table:table-cell table:style-name="Tabela87.B3" office:value-type="string">
            <text:p text:style-name="P4"/>
          </table:table-cell>
          <table:table-cell table:style-name="Tabela87.A2" office:value-type="string">
            <text:p text:style-name="P4">Matr.:</text:p>
          </table:table-cell>
          <table:table-cell table:style-name="Tabela87.B2" office:value-type="string">
            <text:p text:style-name="P4"/>
          </table:table-cell>
        </table:table-row>
        <table:table-row table:style-name="Tabela87.1">
          <table:table-cell table:style-name="Tabela87.A2" office:value-type="string">
            <text:p text:style-name="P4">Contratante (Órgão):</text:p>
          </table:table-cell>
          <table:table-cell table:style-name="Tabela87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a87.1">
          <table:table-cell table:style-name="Tabela87.A2" office:value-type="string">
            <text:p text:style-name="P4">Contratada:</text:p>
          </table:table-cell>
          <table:table-cell table:style-name="Tabela87.B3" office:value-type="string">
            <text:p text:style-name="P4"/>
          </table:table-cell>
          <table:table-cell table:style-name="Tabela87.A2" office:value-type="string">
            <text:p text:style-name="P4">CNPJ:</text:p>
          </table:table-cell>
          <table:table-cell table:style-name="Tabela87.B2" office:value-type="string">
            <text:p text:style-name="P4"/>
          </table:table-cell>
        </table:table-row>
        <table:table-row table:style-name="Tabela87.6">
          <table:table-cell table:style-name="Tabela87.A2" office:value-type="string">
            <text:p text:style-name="P3">Preposto da Contratada:</text:p>
          </table:table-cell>
          <table:table-cell table:style-name="Tabela87.B3" office:value-type="string">
            <text:p text:style-name="P4"/>
          </table:table-cell>
          <table:table-cell table:style-name="Tabela87.A2" office:value-type="string">
            <text:p text:style-name="P4">CPF:</text:p>
          </table:table-cell>
          <table:table-cell table:style-name="Tabela87.B2" office:value-type="string">
            <text:p text:style-name="P4"/>
          </table:table-cell>
        </table:table-row>
      </table:table>
      <text:p text:style-name="Standard"/>
      <text:p text:style-name="P9">Por este instrumento, os funcionários abaixo-assinados declaram ter ciência e conhecer a declaração de manutenção de sigilo e das normas de segurança vigentes na Contratante.</text:p>
      <text:p text:style-name="P9"/>
      <text:p text:style-name="P1">_______________________________,______ de _____________________ de 20_____.</text:p>
      <text:p text:style-name="P10"/>
      <text:p text:style-name="P11"/>
      <text:p text:style-name="P8">Ciência</text:p>
      <text:p text:style-name="P11"/>
      <table:table table:name="Tabela88" table:style-name="Tabela88">
        <table:table-column table:style-name="Tabela88.A"/>
        <table:table-column table:style-name="Tabela88.B"/>
        <table:table-row table:style-name="Tabela88.1">
          <table:table-cell table:style-name="Tabela88.A1" table:number-columns-spanned="2" office:value-type="string">
            <text:p text:style-name="P2">CONTRATADA</text:p>
          </table:table-cell>
          <table:covered-table-cell/>
        </table:table-row>
        <table:table-row table:style-name="Tabela88.1">
          <table:table-cell table:style-name="Tabela88.A2" table:number-columns-spanned="2" office:value-type="string">
            <text:p text:style-name="P2">Funcionários</text:p>
          </table:table-cell>
          <table:covered-table-cell/>
        </table:table-row>
        <table:table-row table:style-name="Tabela88.3">
          <table:table-cell table:style-name="Tabela88.A3" office:value-type="string">
            <text:p text:style-name="P3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  <table:table-cell table:style-name="Tabela88.A3" office:value-type="string">
            <text:p text:style-name="P2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</table:table-row>
        <table:table-row table:style-name="Tabela88.3"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</table:table-row>
        <table:table-row table:style-name="Tabela88.3"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</table:table-row>
        <table:table-row table:style-name="Tabela88.3"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</table:table-row>
        <table:table-row table:style-name="Tabela88.3"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</table:table-row>
        <table:table-row table:style-name="Tabela88.3"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  <table:table-cell table:style-name="Tabela88.A3" office:value-type="string">
            <text:p text:style-name="P5"/>
            <text:p text:style-name="P5">______________________</text:p>
            <text:p text:style-name="P6">&lt;Nome&gt;</text:p>
            <text:p text:style-name="P7"><text:span text:style-name="T1">Matrícula: </text:span><text:span text:style-name="T2">&lt;Matr.&gt;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8:54:58.63</dc:date>
    <dc:creator>Luiz Fernando Bastos Coura</dc:creator>
    <meta:editing-duration>PT00H02M54S</meta:editing-duration>
    <meta:editing-cycles>3</meta:editing-cycles>
    <meta:generator>BrOffice.org/3.2$Win32 OpenOffice.org_project/320m12$Build-9483</meta:generator>
    <meta:document-statistic meta:table-count="2" meta:image-count="0" meta:object-count="0" meta:page-count="1" meta:paragraph-count="51" meta:word-count="99" meta:character-count="953"/>
  </office:meta>
</office:document-meta>
</file>